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8.1285in" fo:margin-left="-0.0597in" fo:margin-top="0in" fo:margin-bottom="0in" table:align="left" style:writing-mode="lr-tb"/>
    </style:style>
    <style:style style:name="Table1.A" style:family="table-column">
      <style:table-column-properties style:column-width="2.6292in"/>
    </style:style>
    <style:style style:name="Table1.B" style:family="table-column">
      <style:table-column-properties style:column-width="0.1194in"/>
    </style:style>
    <style:style style:name="Table1.C" style:family="table-column">
      <style:table-column-properties style:column-width="2.6306in"/>
    </style:style>
    <style:style style:name="Table1.E" style:family="table-column">
      <style:table-column-properties style:column-width="2.6299in"/>
    </style:style>
    <style:style style:name="Table1.1" style:family="table-row">
      <style:table-row-properties style:row-height="1in" fo:keep-together="auto"/>
    </style:style>
    <style:style style:name="Table1.A1" style:family="table-cell">
      <style:table-cell-properties style:vertical-align="middle" fo:padding-left="0.0597in" fo:padding-right="0.0597in" fo:padding-top="0in" fo:padding-bottom="0in" fo:border="none"/>
    </style:style>
    <style:style style:name="Table1.B1" style:family="table-cell">
      <style:table-cell-properties fo:padding="0in" fo:border-left="none" fo:border-right="none" fo:border-top="1pt solid #ffffff" fo:border-bottom="1pt solid #ffffff"/>
    </style:style>
    <style:style style:name="Table1.D1" style:family="table-cell">
      <style:table-cell-properties fo:padding="0in" fo:border-left="none" fo:border-right="none" fo:border-top="1pt solid #ffffff" fo:border-bottom="1pt solid #ffffff"/>
    </style:style>
    <style:style style:name="Table1.B2" style:family="table-cell">
      <style:table-cell-properties fo:padding="0in" fo:border-left="none" fo:border-right="none" fo:border-top="1pt solid #ffffff" fo:border-bottom="1pt solid #ffffff"/>
    </style:style>
    <style:style style:name="Table1.D2" style:family="table-cell">
      <style:table-cell-properties fo:padding="0in" fo:border-left="none" fo:border-right="none" fo:border-top="1pt solid #ffffff" fo:border-bottom="1pt solid #ffffff"/>
    </style:style>
    <style:style style:name="Table1.B3" style:family="table-cell">
      <style:table-cell-properties fo:padding="0in" fo:border-left="none" fo:border-right="none" fo:border-top="1pt solid #ffffff" fo:border-bottom="1pt solid #ffffff"/>
    </style:style>
    <style:style style:name="Table1.D3" style:family="table-cell">
      <style:table-cell-properties fo:padding="0in" fo:border-left="none" fo:border-right="none" fo:border-top="1pt solid #ffffff" fo:border-bottom="1pt solid #ffffff"/>
    </style:style>
    <style:style style:name="Table1.B4" style:family="table-cell">
      <style:table-cell-properties fo:padding="0in" fo:border-left="none" fo:border-right="none" fo:border-top="1pt solid #ffffff" fo:border-bottom="1pt solid #ffffff"/>
    </style:style>
    <style:style style:name="Table1.D4" style:family="table-cell">
      <style:table-cell-properties fo:padding="0in" fo:border-left="none" fo:border-right="none" fo:border-top="1pt solid #ffffff" fo:border-bottom="1pt solid #ffffff"/>
    </style:style>
    <style:style style:name="Table1.B5" style:family="table-cell">
      <style:table-cell-properties fo:padding="0in" fo:border-left="none" fo:border-right="none" fo:border-top="1pt solid #ffffff" fo:border-bottom="1pt solid #ffffff"/>
    </style:style>
    <style:style style:name="Table1.D5" style:family="table-cell">
      <style:table-cell-properties fo:padding="0in" fo:border-left="none" fo:border-right="none" fo:border-top="1pt solid #ffffff" fo:border-bottom="1pt solid #ffffff"/>
    </style:style>
    <style:style style:name="Table1.B6" style:family="table-cell">
      <style:table-cell-properties fo:padding="0in" fo:border-left="none" fo:border-right="none" fo:border-top="1pt solid #ffffff" fo:border-bottom="1pt solid #ffffff"/>
    </style:style>
    <style:style style:name="Table1.D6" style:family="table-cell">
      <style:table-cell-properties fo:padding="0in" fo:border-left="none" fo:border-right="none" fo:border-top="1pt solid #ffffff" fo:border-bottom="1pt solid #ffffff"/>
    </style:style>
    <style:style style:name="Table1.B7" style:family="table-cell">
      <style:table-cell-properties fo:padding="0in" fo:border-left="none" fo:border-right="none" fo:border-top="1pt solid #ffffff" fo:border-bottom="1pt solid #ffffff"/>
    </style:style>
    <style:style style:name="Table1.D7" style:family="table-cell">
      <style:table-cell-properties fo:padding="0in" fo:border-left="none" fo:border-right="none" fo:border-top="1pt solid #ffffff" fo:border-bottom="1pt solid #ffffff"/>
    </style:style>
    <style:style style:name="Table1.B8" style:family="table-cell">
      <style:table-cell-properties fo:padding="0in" fo:border-left="none" fo:border-right="none" fo:border-top="1pt solid #ffffff" fo:border-bottom="1pt solid #ffffff"/>
    </style:style>
    <style:style style:name="Table1.D8" style:family="table-cell">
      <style:table-cell-properties fo:padding="0in" fo:border-left="none" fo:border-right="none" fo:border-top="1pt solid #ffffff" fo:border-bottom="1pt solid #ffffff"/>
    </style:style>
    <style:style style:name="Table1.B9" style:family="table-cell">
      <style:table-cell-properties fo:padding="0in" fo:border-left="none" fo:border-right="none" fo:border-top="1pt solid #ffffff" fo:border-bottom="1pt solid #ffffff"/>
    </style:style>
    <style:style style:name="Table1.D9" style:family="table-cell">
      <style:table-cell-properties fo:padding="0in" fo:border-left="none" fo:border-right="none" fo:border-top="1pt solid #ffffff" fo:border-bottom="1pt solid #ffffff"/>
    </style:style>
    <style:style style:name="Table1.B10" style:family="table-cell">
      <style:table-cell-properties fo:padding="0in" fo:border-left="none" fo:border-right="none" fo:border-top="1pt solid #ffffff" fo:border-bottom="1pt solid #ffffff"/>
    </style:style>
    <style:style style:name="Table1.D10" style:family="table-cell">
      <style:table-cell-properties fo:padding="0in" fo:border-left="none" fo:border-right="none" fo:border-top="1pt solid #ffffff" fo:border-bottom="1pt solid #ffffff"/>
    </style:style>
    <style:style style:name="P1" style:family="paragraph" style:parent-style-name="Avery_20_Style_20_1">
      <style:paragraph-properties fo:orphans="0" fo:widows="0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margin-top="0in" fo:margin-bottom="0in" style:contextual-spacing="false" fo:line-height="0.0138in"/>
    </style:style>
    <style:style style:name="P4" style:family="paragraph">
      <loext:graphic-properties draw:fill="none"/>
      <style:paragraph-properties fo:text-align="center"/>
    </style:style>
    <style:style style:name="gr1" style:family="graphic">
      <style:graphic-properties draw:stroke="solid" svg:stroke-width="0.0035in" svg:stroke-color="#bfbfbf" draw:stroke-linejoin="round" svg:stroke-linecap="butt" draw:fill="none" draw:textarea-horizontal-align="center" draw:textarea-vertical-align="top" draw:auto-grow-height="false" fo:padding-top="0.0016in" fo:padding-bottom="0.0016in" fo:padding-left="0.0016in" fo:padding-right="0.0016in"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1"/>
          </table:table-cell>
          <table:table-cell table:style-name="Table1.B1" table:number-rows-spanned="10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D1" table:number-rows-spanned="10" office:value-type="string">
            <text:p text:style-name="P2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covered-table-cell table:style-name="Table1.B2"/>
          <table:table-cell table:style-name="Table1.A1" office:value-type="string">
            <text:p text:style-name="P1"/>
          </table:table-cell>
          <table:covered-table-cell table:style-name="Table1.D2"/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covered-table-cell table:style-name="Table1.B3"/>
          <table:table-cell table:style-name="Table1.A1" office:value-type="string">
            <text:p text:style-name="P1"/>
          </table:table-cell>
          <table:covered-table-cell table:style-name="Table1.D3"/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covered-table-cell table:style-name="Table1.B4"/>
          <table:table-cell table:style-name="Table1.A1" office:value-type="string">
            <text:p text:style-name="P1"/>
          </table:table-cell>
          <table:covered-table-cell table:style-name="Table1.D4"/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covered-table-cell table:style-name="Table1.B5"/>
          <table:table-cell table:style-name="Table1.A1" office:value-type="string">
            <text:p text:style-name="P1"/>
          </table:table-cell>
          <table:covered-table-cell table:style-name="Table1.D5"/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covered-table-cell table:style-name="Table1.B6"/>
          <table:table-cell table:style-name="Table1.A1" office:value-type="string">
            <text:p text:style-name="P1"/>
          </table:table-cell>
          <table:covered-table-cell table:style-name="Table1.D6"/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covered-table-cell table:style-name="Table1.B7"/>
          <table:table-cell table:style-name="Table1.A1" office:value-type="string">
            <text:p text:style-name="P1"/>
          </table:table-cell>
          <table:covered-table-cell table:style-name="Table1.D7"/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covered-table-cell table:style-name="Table1.B8"/>
          <table:table-cell table:style-name="Table1.A1" office:value-type="string">
            <text:p text:style-name="P1"/>
          </table:table-cell>
          <table:covered-table-cell table:style-name="Table1.D8"/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covered-table-cell table:style-name="Table1.B9"/>
          <table:table-cell table:style-name="Table1.A1" office:value-type="string">
            <text:p text:style-name="P1"/>
          </table:table-cell>
          <table:covered-table-cell table:style-name="Table1.D9"/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covered-table-cell table:style-name="Table1.B10"/>
          <table:table-cell table:style-name="Table1.A1" office:value-type="string">
            <text:p text:style-name="P1"/>
          </table:table-cell>
          <table:covered-table-cell table:style-name="Table1.D10"/>
          <table:table-cell table:style-name="Table1.A1" office:value-type="string">
            <text:p text:style-name="P1"/>
          </table:table-cell>
        </table:table-row>
      </table:table>
      <text:p text:style-name="P3"><draw:rect text:anchor-type="char" draw:z-index="0" draw:style-name="gr1" draw:text-style-name="P4" svg:width="2.6303in" svg:height="1.0004in" svg:x="0.1882in" svg:y="0.5016in" draw:corner-radius="0.05in"><text:p/></draw:rect><draw:rect text:anchor-type="char" draw:z-index="1" draw:style-name="gr1" draw:text-style-name="P4" svg:width="2.6303in" svg:height="1.0004in" svg:x="2.9382in" svg:y="0.5016in" draw:corner-radius="0.05in"><text:p/></draw:rect><draw:rect text:anchor-type="char" draw:z-index="2" draw:style-name="gr1" draw:text-style-name="P4" svg:width="2.6303in" svg:height="1.0004in" svg:x="5.6882in" svg:y="0.5016in" draw:corner-radius="0.05in"><text:p/></draw:rect><draw:rect text:anchor-type="char" draw:z-index="3" draw:style-name="gr1" draw:text-style-name="P4" svg:width="2.6303in" svg:height="1.0004in" svg:x="0.1882in" svg:y="1.5016in" draw:corner-radius="0.05in"><text:p/></draw:rect><draw:rect text:anchor-type="char" draw:z-index="4" draw:style-name="gr1" draw:text-style-name="P4" svg:width="2.6303in" svg:height="1.0004in" svg:x="2.9382in" svg:y="1.5016in" draw:corner-radius="0.05in"><text:p/></draw:rect><draw:rect text:anchor-type="char" draw:z-index="5" draw:style-name="gr1" draw:text-style-name="P4" svg:width="2.6303in" svg:height="1.0004in" svg:x="5.6882in" svg:y="1.5016in" draw:corner-radius="0.05in"><text:p/></draw:rect><draw:rect text:anchor-type="char" draw:z-index="6" draw:style-name="gr1" draw:text-style-name="P4" svg:width="2.6303in" svg:height="1.0004in" svg:x="0.1882in" svg:y="2.5016in" draw:corner-radius="0.05in"><text:p/></draw:rect><draw:rect text:anchor-type="char" draw:z-index="7" draw:style-name="gr1" draw:text-style-name="P4" svg:width="2.6303in" svg:height="1.0004in" svg:x="2.9382in" svg:y="2.5016in" draw:corner-radius="0.05in"><text:p/></draw:rect><draw:rect text:anchor-type="char" draw:z-index="8" draw:style-name="gr1" draw:text-style-name="P4" svg:width="2.6303in" svg:height="1.0004in" svg:x="5.6882in" svg:y="2.5016in" draw:corner-radius="0.05in"><text:p/></draw:rect><draw:rect text:anchor-type="char" draw:z-index="9" draw:style-name="gr1" draw:text-style-name="P4" svg:width="2.6303in" svg:height="1.0004in" svg:x="0.1882in" svg:y="3.5016in" draw:corner-radius="0.05in"><text:p/></draw:rect><draw:rect text:anchor-type="char" draw:z-index="10" draw:style-name="gr1" draw:text-style-name="P4" svg:width="2.6303in" svg:height="1.0004in" svg:x="2.9382in" svg:y="3.5016in" draw:corner-radius="0.05in"><text:p/></draw:rect><draw:rect text:anchor-type="char" draw:z-index="11" draw:style-name="gr1" draw:text-style-name="P4" svg:width="2.6303in" svg:height="1.0004in" svg:x="5.6882in" svg:y="3.5016in" draw:corner-radius="0.05in"><text:p/></draw:rect><draw:rect text:anchor-type="char" draw:z-index="12" draw:style-name="gr1" draw:text-style-name="P4" svg:width="2.6303in" svg:height="1.0004in" svg:x="0.1882in" svg:y="4.5016in" draw:corner-radius="0.05in"><text:p/></draw:rect><draw:rect text:anchor-type="char" draw:z-index="13" draw:style-name="gr1" draw:text-style-name="P4" svg:width="2.6303in" svg:height="1.0004in" svg:x="2.9382in" svg:y="4.5016in" draw:corner-radius="0.05in"><text:p/></draw:rect><draw:rect text:anchor-type="char" draw:z-index="14" draw:style-name="gr1" draw:text-style-name="P4" svg:width="2.6303in" svg:height="1.0004in" svg:x="5.6882in" svg:y="4.5016in" draw:corner-radius="0.05in"><text:p/></draw:rect><draw:rect text:anchor-type="char" draw:z-index="15" draw:style-name="gr1" draw:text-style-name="P4" svg:width="2.6303in" svg:height="1.0004in" svg:x="0.1882in" svg:y="5.5016in" draw:corner-radius="0.05in"><text:p/></draw:rect><draw:rect text:anchor-type="char" draw:z-index="16" draw:style-name="gr1" draw:text-style-name="P4" svg:width="2.6303in" svg:height="1.0004in" svg:x="2.9382in" svg:y="5.5016in" draw:corner-radius="0.05in"><text:p/></draw:rect><draw:rect text:anchor-type="char" draw:z-index="17" draw:style-name="gr1" draw:text-style-name="P4" svg:width="2.6303in" svg:height="1.0004in" svg:x="5.6882in" svg:y="5.5016in" draw:corner-radius="0.05in"><text:p/></draw:rect><draw:rect text:anchor-type="char" draw:z-index="18" draw:style-name="gr1" draw:text-style-name="P4" svg:width="2.6303in" svg:height="1.0004in" svg:x="0.1882in" svg:y="6.5016in" draw:corner-radius="0.05in"><text:p/></draw:rect><draw:rect text:anchor-type="char" draw:z-index="19" draw:style-name="gr1" draw:text-style-name="P4" svg:width="2.6303in" svg:height="1.0004in" svg:x="2.9382in" svg:y="6.5016in" draw:corner-radius="0.05in"><text:p/></draw:rect><draw:rect text:anchor-type="char" draw:z-index="20" draw:style-name="gr1" draw:text-style-name="P4" svg:width="2.6303in" svg:height="1.0004in" svg:x="5.6882in" svg:y="6.5016in" draw:corner-radius="0.05in"><text:p/></draw:rect><draw:rect text:anchor-type="char" draw:z-index="21" draw:style-name="gr1" draw:text-style-name="P4" svg:width="2.6303in" svg:height="1.0004in" svg:x="0.1882in" svg:y="7.5016in" draw:corner-radius="0.05in"><text:p/></draw:rect><draw:rect text:anchor-type="char" draw:z-index="22" draw:style-name="gr1" draw:text-style-name="P4" svg:width="2.6303in" svg:height="1.0004in" svg:x="2.9382in" svg:y="7.5016in" draw:corner-radius="0.05in"><text:p/></draw:rect><draw:rect text:anchor-type="char" draw:z-index="23" draw:style-name="gr1" draw:text-style-name="P4" svg:width="2.6303in" svg:height="1.0004in" svg:x="5.6882in" svg:y="7.5016in" draw:corner-radius="0.05in"><text:p/></draw:rect><draw:rect text:anchor-type="char" draw:z-index="24" draw:style-name="gr1" draw:text-style-name="P4" svg:width="2.6303in" svg:height="1.0004in" svg:x="0.1882in" svg:y="8.5016in" draw:corner-radius="0.05in"><text:p/></draw:rect><draw:rect text:anchor-type="char" draw:z-index="25" draw:style-name="gr1" draw:text-style-name="P4" svg:width="2.6303in" svg:height="1.0004in" svg:x="2.9382in" svg:y="8.5016in" draw:corner-radius="0.05in"><text:p/></draw:rect><draw:rect text:anchor-type="char" draw:z-index="26" draw:style-name="gr1" draw:text-style-name="P4" svg:width="2.6303in" svg:height="1.0004in" svg:x="5.6882in" svg:y="8.5016in" draw:corner-radius="0.05in"><text:p/></draw:rect><draw:rect text:anchor-type="char" draw:z-index="27" draw:style-name="gr1" draw:text-style-name="P4" svg:width="2.6303in" svg:height="1.0004in" svg:x="0.1882in" svg:y="9.5016in" draw:corner-radius="0.05in"><text:p/></draw:rect><draw:rect text:anchor-type="char" draw:z-index="28" draw:style-name="gr1" draw:text-style-name="P4" svg:width="2.6303in" svg:height="1.0004in" svg:x="2.9382in" svg:y="9.5016in" draw:corner-radius="0.05in"><text:p/></draw:rect><draw:rect text:anchor-type="char" draw:z-index="29" draw:style-name="gr1" draw:text-style-name="P4" svg:width="2.6303in" svg:height="1.0004in" svg:x="5.6882in" svg:y="9.5016in" draw:corner-radius="0.05in"><text:p/></draw:rec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Avery_20_Style_20_1" style:display-name="Avery Style 1" style:family="paragraph" style:default-outline-level="">
      <style:paragraph-properties fo:margin-left="0.0398in" fo:margin-right="0.0398in" fo:margin-top="0.0299in" fo:margin-bottom="0.0299in" style:contextual-spacing="false" fo:text-align="start" style:justify-single-word="false" fo:orphans="2" fo:widows="2" fo:text-indent="0in" style:auto-text-indent="false" style:writing-mode="lr-tb"/>
      <style:text-properties fo:color="#000000" loext:opacity="100%"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1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547in" fo:margin-right="0.3098in" style:writing-mode="lr-tb" style:layout-grid-color="#c0c0c0" style:layout-grid-lines="25612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very Dennison Template</dc:title>
    <dc:subject>Avery Dennison Template</dc:subject>
    <meta:keyword>Avery</meta:keyword>
    <meta:keyword>Templates</meta:keyword>
    <dc:description>Copyright 2008 Avery Dennison Corporation. All rights reserved.</dc:description>
    <dc:creator>USER</dc:creator>
    <meta:editing-cycles>2</meta:editing-cycles>
    <meta:creation-date>2021-09-29T23:35:41.680851786</meta:creation-date>
    <dc:date>2010-03-16T16:53:00</dc:date>
    <meta:editing-duration>PT2M</meta:editing-duration>
    <meta:generator>LibreOffice/7.2.0.4$Linux_X86_64 LibreOffice_project/9a9c6381e3f7a62afc1329bd359cc48accb6435b</meta:generator>
    <meta:document-statistic meta:table-count="1" meta:image-count="0" meta:object-count="0" meta:page-count="1" meta:paragraph-count="0" meta:word-count="0" meta:character-count="0" meta:non-whitespace-character-count="0"/>
    <meta:user-defined meta:name="AppVersion">12.0000</meta:user-defined>
    <meta:user-defined meta:name="Company">Avery Dennison Corporation</meta:user-defined>
    <meta:user-defined meta:name="OOXMLCorePropertyCategory">Avery Dennison Template</meta:user-defined>
    <meta:user-defined meta:name="productGroup">U-0087-02</meta:user-defined>
    <meta:template xlink:type="simple" xlink:actuate="onRequest" xlink:title="Normal.dotm" xlink:href=""/>
  </office:meta>
</office:document-meta>
</file>